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.getKeysFromResult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wMapper.extractColumnValue( int index , int resultType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8">
            <text:p text:style-name="Table_20_Contents">8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RowMapper.isSetterMethod( 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wMapper.RowMapper( ResultSet resultSet , Class &lt; ? &gt; returnTypeClass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